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パイナップル頭であった。</text:p>
      <text:p text:style-name="P1">「..女、か？」</text:p>
      <text:p text:style-name="P1">「ふふ、まあ一応、意識と染色体はねぇ」</text:p>
      <text:p text:style-name="P1">男を踏みつけた追跡者はその赤い唇を歪めて言った。</text:p>
      <text:p text:style-name="P1">たしかに顔つきとボディラインは女性のそれであった。しかし羽織っただけのょれた褐</text:p>
      <text:p text:style-name="P1">しよく ，</text:p>
      <text:p text:style-name="P1">色のコ1-^からのぞく女の身体はすべてスティールとセラミックで構成された人工のボデ</text:p>
      <text:p text:style-name="P1"><text:s/>ィである。女は顔面の皮膚と脳味噌以外は完全にマシンにょって義体化された全身サイボ</text:p>
      <text:p text:style-name="P1"><text:s/>丨グなのであった。</text:p>
      <text:p text:style-name="P1">全身サイボーグの女は男を踏みつけた足の膝に肘を乗せてかがみこむと、男の不様な姿</text:p>
      <text:p text:style-name="P1"><text:s/>に皮肉な嗤いを浮かべる。</text:p>
      <text:p text:style-name="P1">「おれの手首を蹴りで吹っ飛ばしたハンターが、全身サイバネのマニアック姉ちやんたあ な」</text:p>
      <text:p text:style-name="P1">男は必死に首をねじって強がるょぅに吐き捨てた。女はその男の生意気な態度に対し、</text:p>
      <text:p text:style-name="P1">躊躇せずに背を踏みつけた足に力をこめる。女のスティ—ル製の足の下で枯れ枝の束を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35:27.97</dc:date>
    <meta:editing-duration>PT17H31M36S</meta:editing-duration>
    <meta:editing-cycles>15</meta:editing-cycles>
    <meta:generator>OpenOffice/4.1.1$Win32 OpenOffice.org_project/411m6$Build-9775</meta:generator>
    <meta:document-statistic meta:table-count="0" meta:image-count="0" meta:object-count="0" meta:page-count="1" meta:paragraph-count="14" meta:word-count="365" meta:character-count="373"/>
  </office:meta>
</office:document-meta>
</file>